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pitch="variable"/>
    <style:font-face style:name="Purisa" svg:font-family="Purisa"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Purisa" fo:font-size="11pt" officeooo:rsid="0019f3a8" officeooo:paragraph-rsid="0019f3a8" style:font-size-asian="11pt" style:font-size-complex="11pt"/>
    </style:style>
    <style:style style:name="P2" style:family="paragraph" style:parent-style-name="Standard">
      <style:text-properties style:font-name="Purisa" fo:font-size="11pt" fo:font-weight="bold" officeooo:rsid="001b1668" officeooo:paragraph-rsid="001b1668" style:font-size-asian="11pt" style:font-weight-asian="bold" style:font-size-complex="11pt" style:font-weight-complex="bold"/>
    </style:style>
    <style:style style:name="P3" style:family="paragraph" style:parent-style-name="Standard">
      <style:text-properties style:font-name="Purisa" fo:font-size="11pt" fo:font-weight="bold" officeooo:rsid="00288924" officeooo:paragraph-rsid="00288924" style:font-size-asian="11pt" style:font-weight-asian="bold" style:font-size-complex="11pt" style:font-weight-complex="bold"/>
    </style:style>
    <style:style style:name="P4" style:family="paragraph" style:parent-style-name="Standard">
      <style:text-properties style:font-name="Purisa" fo:font-size="11pt" fo:font-weight="bold" officeooo:rsid="002c0ee1" officeooo:paragraph-rsid="002c0ee1" style:font-size-asian="11pt" style:font-weight-asian="bold" style:font-size-complex="11pt" style:font-weight-complex="bold"/>
    </style:style>
    <style:style style:name="P5" style:family="paragraph" style:parent-style-name="Standard">
      <style:text-properties style:font-name="Purisa" fo:font-size="11pt" fo:font-weight="bold" officeooo:rsid="002dee63" officeooo:paragraph-rsid="002dee63" style:font-size-asian="11pt" style:font-weight-asian="bold" style:font-size-complex="11pt" style:font-weight-complex="bold"/>
    </style:style>
    <style:style style:name="P6" style:family="paragraph" style:parent-style-name="Standard">
      <style:text-properties style:font-name="Purisa" fo:font-size="11pt" fo:font-weight="bold" officeooo:rsid="002fb842" officeooo:paragraph-rsid="002fb842" style:font-size-asian="11pt" style:font-weight-asian="bold" style:font-size-complex="11pt" style:font-weight-complex="bold"/>
    </style:style>
    <style:style style:name="P7" style:family="paragraph" style:parent-style-name="Standard">
      <style:text-properties style:font-name="Purisa" fo:font-size="11pt" fo:font-weight="bold" officeooo:rsid="00303d3b" officeooo:paragraph-rsid="00303d3b" style:font-size-asian="11pt" style:font-weight-asian="bold" style:font-size-complex="11pt" style:font-weight-complex="bold"/>
    </style:style>
    <style:style style:name="P8" style:family="paragraph" style:parent-style-name="Standard">
      <style:text-properties style:font-name="Purisa" fo:font-size="11pt" fo:font-weight="bold" officeooo:rsid="00366eed" officeooo:paragraph-rsid="00366eed" style:font-size-asian="11pt" style:font-weight-asian="bold" style:font-size-complex="11pt" style:font-weight-complex="bold"/>
    </style:style>
    <style:style style:name="P9" style:family="paragraph" style:parent-style-name="Standard">
      <style:text-properties style:font-name="Purisa" fo:font-size="11pt" fo:font-weight="bold" officeooo:rsid="00377205" officeooo:paragraph-rsid="00377205" style:font-size-asian="11pt" style:font-weight-asian="bold" style:font-size-complex="11pt" style:font-weight-complex="bold"/>
    </style:style>
    <style:style style:name="P10" style:family="paragraph" style:parent-style-name="Standard">
      <style:text-properties style:font-name="Purisa" fo:font-size="11pt" fo:font-weight="bold" officeooo:rsid="0037cf0c" officeooo:paragraph-rsid="0037cf0c" style:font-size-asian="11pt" style:font-weight-asian="bold" style:font-size-complex="11pt" style:font-weight-complex="bold"/>
    </style:style>
    <style:style style:name="P11" style:family="paragraph" style:parent-style-name="Standard">
      <style:text-properties style:font-name="Purisa" fo:font-size="11pt" fo:font-weight="bold" officeooo:rsid="003a29d6" officeooo:paragraph-rsid="003a29d6" style:font-size-asian="11pt" style:font-weight-asian="bold" style:font-size-complex="11pt" style:font-weight-complex="bold"/>
    </style:style>
    <style:style style:name="P12" style:family="paragraph" style:parent-style-name="Standard">
      <style:text-properties style:font-name="Purisa" fo:font-size="11pt" fo:font-weight="bold" officeooo:rsid="003beffb" officeooo:paragraph-rsid="003beffb" style:font-size-asian="11pt" style:font-weight-asian="bold" style:font-size-complex="11pt" style:font-weight-complex="bold"/>
    </style:style>
    <style:style style:name="P13" style:family="paragraph" style:parent-style-name="Standard">
      <style:text-properties style:font-name="Purisa" fo:font-size="11pt" fo:font-weight="bold" officeooo:rsid="003e6780" officeooo:paragraph-rsid="003e6780" style:font-size-asian="11pt" style:font-weight-asian="bold" style:font-size-complex="11pt" style:font-weight-complex="bold"/>
    </style:style>
    <style:style style:name="P14" style:family="paragraph" style:parent-style-name="Standard">
      <style:text-properties style:font-name="Purisa" fo:font-size="11pt" fo:font-weight="bold" officeooo:rsid="003f65d9" officeooo:paragraph-rsid="003f65d9" style:font-size-asian="11pt" style:font-weight-asian="bold" style:font-size-complex="11pt" style:font-weight-complex="bold"/>
    </style:style>
    <style:style style:name="P15" style:family="paragraph" style:parent-style-name="Standard">
      <style:text-properties style:font-name="Purisa" fo:font-size="11pt" fo:font-weight="bold" officeooo:rsid="003fda9e" officeooo:paragraph-rsid="003fda9e" style:font-size-asian="11pt" style:font-weight-asian="bold" style:font-size-complex="11pt" style:font-weight-complex="bold"/>
    </style:style>
    <style:style style:name="P16" style:family="paragraph" style:parent-style-name="Standard">
      <style:text-properties style:font-name="Purisa" fo:font-size="11pt" fo:font-weight="bold" officeooo:rsid="0040ef95" officeooo:paragraph-rsid="0040ef95" style:font-size-asian="11pt" style:font-weight-asian="bold" style:font-size-complex="11pt" style:font-weight-complex="bold"/>
    </style:style>
    <style:style style:name="P17" style:family="paragraph" style:parent-style-name="Standard">
      <style:text-properties style:font-name="Purisa" fo:font-size="11pt" fo:font-weight="normal" officeooo:rsid="001b1668" officeooo:paragraph-rsid="001b1668" style:font-size-asian="11pt" style:font-weight-asian="normal" style:font-size-complex="11pt" style:font-weight-complex="normal"/>
    </style:style>
    <style:style style:name="P18" style:family="paragraph" style:parent-style-name="Standard">
      <style:text-properties style:font-name="Purisa" fo:font-size="11pt" fo:font-weight="normal" officeooo:rsid="001d5320" officeooo:paragraph-rsid="001d5320" style:font-size-asian="11pt" style:font-weight-asian="normal" style:font-size-complex="11pt" style:font-weight-complex="normal"/>
    </style:style>
    <style:style style:name="P19" style:family="paragraph" style:parent-style-name="Standard">
      <style:text-properties style:font-name="Purisa" fo:font-size="11pt" fo:font-weight="normal" officeooo:rsid="001ebad1" officeooo:paragraph-rsid="001ebad1" style:font-size-asian="11pt" style:font-weight-asian="normal" style:font-size-complex="11pt" style:font-weight-complex="normal"/>
    </style:style>
    <style:style style:name="P20" style:family="paragraph" style:parent-style-name="Standard">
      <style:text-properties style:font-name="Purisa" fo:font-size="11pt" fo:font-weight="normal" officeooo:rsid="0022fb2d" officeooo:paragraph-rsid="0022fb2d" style:font-size-asian="11pt" style:font-weight-asian="normal" style:font-size-complex="11pt" style:font-weight-complex="normal"/>
    </style:style>
    <style:style style:name="P21" style:family="paragraph" style:parent-style-name="Standard">
      <style:text-properties style:font-name="Purisa" fo:font-size="11pt" fo:font-weight="normal" officeooo:rsid="0024c027" officeooo:paragraph-rsid="0024c027" style:font-size-asian="11pt" style:font-weight-asian="normal" style:font-size-complex="11pt" style:font-weight-complex="normal"/>
    </style:style>
    <style:style style:name="P22" style:family="paragraph" style:parent-style-name="Standard">
      <style:text-properties style:font-name="Purisa" fo:font-size="11pt" fo:font-weight="normal" officeooo:rsid="0025819c" officeooo:paragraph-rsid="0025819c" style:font-size-asian="11pt" style:font-weight-asian="normal" style:font-size-complex="11pt" style:font-weight-complex="normal"/>
    </style:style>
    <style:style style:name="P23" style:family="paragraph" style:parent-style-name="Standard">
      <style:text-properties style:font-name="Purisa" fo:font-size="11pt" fo:font-weight="normal" officeooo:rsid="002641e3" officeooo:paragraph-rsid="002641e3" style:font-size-asian="11pt" style:font-weight-asian="normal" style:font-size-complex="11pt" style:font-weight-complex="normal"/>
    </style:style>
    <style:style style:name="P24" style:family="paragraph" style:parent-style-name="Standard">
      <style:text-properties style:font-name="Purisa" fo:font-size="11pt" fo:font-weight="normal" officeooo:rsid="002795c3" officeooo:paragraph-rsid="002795c3" style:font-size-asian="11pt" style:font-weight-asian="normal" style:font-size-complex="11pt" style:font-weight-complex="normal"/>
    </style:style>
    <style:style style:name="P25" style:family="paragraph" style:parent-style-name="Standard">
      <style:text-properties style:font-name="Purisa" fo:font-size="11pt" fo:font-weight="normal" officeooo:rsid="0027aad2" officeooo:paragraph-rsid="0027aad2" style:font-size-asian="11pt" style:font-weight-asian="normal" style:font-size-complex="11pt" style:font-weight-complex="normal"/>
    </style:style>
    <style:style style:name="P26" style:family="paragraph" style:parent-style-name="Standard">
      <style:text-properties style:font-name="Purisa" fo:font-size="11pt" fo:font-weight="normal" officeooo:rsid="00288924" officeooo:paragraph-rsid="00288924" style:font-size-asian="11pt" style:font-weight-asian="normal" style:font-size-complex="11pt" style:font-weight-complex="normal"/>
    </style:style>
    <style:style style:name="P27" style:family="paragraph" style:parent-style-name="Standard">
      <style:text-properties style:font-name="Purisa" fo:font-size="11pt" fo:font-weight="normal" officeooo:rsid="002a8163" officeooo:paragraph-rsid="002a8163" style:font-size-asian="11pt" style:font-weight-asian="normal" style:font-size-complex="11pt" style:font-weight-complex="normal"/>
    </style:style>
    <style:style style:name="P28" style:family="paragraph" style:parent-style-name="Standard">
      <style:text-properties style:font-name="Purisa" fo:font-size="11pt" fo:font-weight="normal" officeooo:rsid="002c0ee1" officeooo:paragraph-rsid="002c0ee1" style:font-size-asian="11pt" style:font-weight-asian="normal" style:font-size-complex="11pt" style:font-weight-complex="normal"/>
    </style:style>
    <style:style style:name="P29" style:family="paragraph" style:parent-style-name="Standard">
      <style:text-properties style:font-name="Purisa" fo:font-size="11pt" fo:font-weight="normal" officeooo:rsid="002c21a1" officeooo:paragraph-rsid="002c21a1" style:font-size-asian="11pt" style:font-weight-asian="normal" style:font-size-complex="11pt" style:font-weight-complex="normal"/>
    </style:style>
    <style:style style:name="P30" style:family="paragraph" style:parent-style-name="Standard">
      <style:text-properties style:font-name="Purisa" fo:font-size="11pt" fo:font-weight="normal" officeooo:rsid="002dee63" officeooo:paragraph-rsid="002dee63" style:font-size-asian="11pt" style:font-weight-asian="normal" style:font-size-complex="11pt" style:font-weight-complex="normal"/>
    </style:style>
    <style:style style:name="P31" style:family="paragraph" style:parent-style-name="Standard">
      <style:text-properties style:font-name="Purisa" fo:font-size="11pt" fo:font-weight="normal" officeooo:rsid="002fb842" officeooo:paragraph-rsid="002fb842" style:font-size-asian="11pt" style:font-weight-asian="normal" style:font-size-complex="11pt" style:font-weight-complex="normal"/>
    </style:style>
    <style:style style:name="P32" style:family="paragraph" style:parent-style-name="Standard">
      <style:text-properties style:font-name="Purisa" fo:font-size="11pt" fo:font-weight="normal" officeooo:rsid="00303d3b" officeooo:paragraph-rsid="00303d3b" style:font-size-asian="11pt" style:font-weight-asian="normal" style:font-size-complex="11pt" style:font-weight-complex="normal"/>
    </style:style>
    <style:style style:name="P33" style:family="paragraph" style:parent-style-name="Standard">
      <style:text-properties style:font-name="Purisa" fo:font-size="11pt" fo:font-weight="normal" officeooo:rsid="0031e4ba" officeooo:paragraph-rsid="0031e4ba" style:font-size-asian="11pt" style:font-weight-asian="normal" style:font-size-complex="11pt" style:font-weight-complex="normal"/>
    </style:style>
    <style:style style:name="P34" style:family="paragraph" style:parent-style-name="Standard">
      <style:text-properties style:font-name="Purisa" fo:font-size="11pt" fo:font-weight="normal" officeooo:rsid="0034c22e" officeooo:paragraph-rsid="0034c22e" style:font-size-asian="11pt" style:font-weight-asian="normal" style:font-size-complex="11pt" style:font-weight-complex="normal"/>
    </style:style>
    <style:style style:name="P35" style:family="paragraph" style:parent-style-name="Standard">
      <style:text-properties style:font-name="Purisa" fo:font-size="11pt" fo:font-weight="normal" officeooo:rsid="00366eed" officeooo:paragraph-rsid="00366eed" style:font-size-asian="11pt" style:font-weight-asian="normal" style:font-size-complex="11pt" style:font-weight-complex="normal"/>
    </style:style>
    <style:style style:name="P36" style:family="paragraph" style:parent-style-name="Standard">
      <style:text-properties style:font-name="Purisa" fo:font-size="11pt" fo:font-weight="normal" officeooo:rsid="00377205" officeooo:paragraph-rsid="00377205" style:font-size-asian="11pt" style:font-weight-asian="normal" style:font-size-complex="11pt" style:font-weight-complex="normal"/>
    </style:style>
    <style:style style:name="P37" style:family="paragraph" style:parent-style-name="Standard">
      <style:text-properties style:font-name="Purisa" fo:font-size="11pt" fo:font-weight="normal" officeooo:rsid="0037cf0c" officeooo:paragraph-rsid="0037cf0c" style:font-size-asian="11pt" style:font-weight-asian="normal" style:font-size-complex="11pt" style:font-weight-complex="normal"/>
    </style:style>
    <style:style style:name="P38" style:family="paragraph" style:parent-style-name="Standard">
      <style:text-properties style:font-name="Purisa" fo:font-size="11pt" fo:font-weight="normal" officeooo:rsid="0037cf0c" officeooo:paragraph-rsid="0038ab78" style:font-size-asian="11pt" style:font-weight-asian="normal" style:font-size-complex="11pt" style:font-weight-complex="normal"/>
    </style:style>
    <style:style style:name="P39" style:family="paragraph" style:parent-style-name="Standard">
      <style:text-properties style:font-name="Purisa" fo:font-size="11pt" fo:font-weight="normal" officeooo:rsid="003a29d6" officeooo:paragraph-rsid="003a29d6" style:font-size-asian="11pt" style:font-weight-asian="normal" style:font-size-complex="11pt" style:font-weight-complex="normal"/>
    </style:style>
    <style:style style:name="P40" style:family="paragraph" style:parent-style-name="Standard">
      <style:text-properties style:font-name="Purisa" fo:font-size="11pt" fo:font-weight="normal" officeooo:rsid="003a6583" officeooo:paragraph-rsid="003a6583" style:font-size-asian="11pt" style:font-weight-asian="normal" style:font-size-complex="11pt" style:font-weight-complex="normal"/>
    </style:style>
    <style:style style:name="P41" style:family="paragraph" style:parent-style-name="Standard">
      <style:text-properties style:font-name="Purisa" fo:font-size="11pt" fo:font-weight="normal" officeooo:rsid="003beffb" officeooo:paragraph-rsid="003beffb" style:font-size-asian="11pt" style:font-weight-asian="normal" style:font-size-complex="11pt" style:font-weight-complex="normal"/>
    </style:style>
    <style:style style:name="P42" style:family="paragraph" style:parent-style-name="Standard">
      <style:text-properties style:font-name="Purisa" fo:font-size="11pt" fo:font-weight="normal" officeooo:rsid="003c54ed" officeooo:paragraph-rsid="003c54ed" style:font-size-asian="11pt" style:font-weight-asian="normal" style:font-size-complex="11pt" style:font-weight-complex="normal"/>
    </style:style>
    <style:style style:name="P43" style:family="paragraph" style:parent-style-name="Standard">
      <style:text-properties style:font-name="Purisa" fo:font-size="11pt" fo:font-weight="normal" officeooo:rsid="003c8c31" officeooo:paragraph-rsid="003c8c31" style:font-size-asian="11pt" style:font-weight-asian="normal" style:font-size-complex="11pt" style:font-weight-complex="normal"/>
    </style:style>
    <style:style style:name="P44" style:family="paragraph" style:parent-style-name="Standard">
      <style:text-properties style:font-name="Purisa" fo:font-size="11pt" fo:font-weight="normal" officeooo:rsid="003fda9e" officeooo:paragraph-rsid="003fda9e" style:font-size-asian="11pt" style:font-weight-asian="normal" style:font-size-complex="11pt" style:font-weight-complex="normal"/>
    </style:style>
    <style:style style:name="P45" style:family="paragraph" style:parent-style-name="Standard">
      <style:text-properties style:font-name="Purisa" fo:font-size="11pt" fo:font-weight="normal" officeooo:rsid="0040ef95" officeooo:paragraph-rsid="0040ef95" style:font-size-asian="11pt" style:font-weight-asian="normal" style:font-size-complex="11pt" style:font-weight-complex="normal"/>
    </style:style>
    <style:style style:name="P46" style:family="paragraph" style:parent-style-name="Standard">
      <style:text-properties style:font-name="Purisa" fo:font-size="11pt" fo:font-weight="normal" officeooo:rsid="003f65d9" officeooo:paragraph-rsid="003f65d9" style:font-size-asian="11pt" style:font-weight-asian="normal" style:font-size-complex="11pt" style:font-weight-complex="normal"/>
    </style:style>
    <style:style style:name="P47" style:family="paragraph" style:parent-style-name="Standard">
      <style:text-properties style:font-name="Purisa" fo:font-size="11pt" style:text-underline-style="solid" style:text-underline-width="auto" style:text-underline-color="font-color" fo:font-weight="bold" officeooo:rsid="001ebad1" officeooo:paragraph-rsid="001ebad1" style:font-size-asian="11pt" style:font-weight-asian="bold" style:font-size-complex="11pt" style:font-weight-complex="bold"/>
    </style:style>
    <style:style style:name="P48" style:family="paragraph" style:parent-style-name="Standard">
      <style:text-properties style:font-name="Purisa" fo:font-size="11pt" style:text-underline-style="solid" style:text-underline-width="auto" style:text-underline-color="font-color" fo:font-weight="bold" officeooo:rsid="00252bb0" officeooo:paragraph-rsid="00252bb0" style:font-size-asian="11pt" style:font-weight-asian="bold" style:font-size-complex="11pt" style:font-weight-complex="bold"/>
    </style:style>
    <style:style style:name="P49" style:family="paragraph" style:parent-style-name="Standard">
      <style:text-properties style:font-name="Purisa" fo:font-size="11pt" style:text-underline-style="solid" style:text-underline-width="auto" style:text-underline-color="font-color" fo:font-weight="bold" officeooo:rsid="003a6583" officeooo:paragraph-rsid="003a6583" style:font-size-asian="11pt" style:font-weight-asian="bold" style:font-size-complex="11pt" style:font-weight-complex="bold"/>
    </style:style>
    <style:style style:name="P50" style:family="paragraph" style:parent-style-name="Standard">
      <style:text-properties style:font-name="Purisa" fo:font-size="11pt" style:text-underline-style="solid" style:text-underline-width="auto" style:text-underline-color="font-color" fo:font-weight="bold" officeooo:rsid="00431efd" officeooo:paragraph-rsid="00431efd" style:font-size-asian="11pt" style:font-weight-asian="bold" style:font-size-complex="11pt" style:font-weight-complex="bold"/>
    </style:style>
    <style:style style:name="P51" style:family="paragraph" style:parent-style-name="Standard">
      <style:text-properties style:font-name="Purisa" fo:font-size="11pt" style:text-underline-style="none" fo:font-weight="normal" officeooo:rsid="00431efd" officeooo:paragraph-rsid="00431efd" style:font-size-asian="11pt" style:font-weight-asian="normal" style:font-size-complex="11pt" style:font-weight-complex="normal"/>
    </style:style>
    <style:style style:name="P52" style:family="paragraph" style:parent-style-name="Standard">
      <style:text-properties style:font-name="Purisa" fo:font-size="11pt" style:text-underline-style="none" fo:font-weight="normal" officeooo:rsid="0043dfdb" officeooo:paragraph-rsid="0043dfdb" style:font-size-asian="11pt" style:font-weight-asian="normal" style:font-size-complex="11pt" style:font-weight-complex="normal"/>
    </style:style>
    <style:style style:name="P53" style:family="paragraph" style:parent-style-name="Standard">
      <style:text-properties style:font-name="Purisa" fo:font-size="11pt" style:text-underline-style="none" fo:font-weight="normal" officeooo:rsid="004631ba" officeooo:paragraph-rsid="004631ba" style:font-size-asian="11pt" style:font-weight-asian="normal" style:font-size-complex="11pt" style:font-weight-complex="normal"/>
    </style:style>
    <style:style style:name="P54" style:family="paragraph" style:parent-style-name="Standard">
      <style:text-properties style:font-name="Purisa" fo:font-size="11pt" style:text-underline-style="none" fo:font-weight="normal" officeooo:rsid="00464e6a" officeooo:paragraph-rsid="00464e6a" style:font-size-asian="11pt" style:font-weight-asian="normal" style:font-size-complex="11pt" style:font-weight-complex="normal"/>
    </style:style>
    <style:style style:name="P55" style:family="paragraph" style:parent-style-name="Standard">
      <style:text-properties style:font-name="Purisa" fo:font-size="11pt" style:text-underline-style="none" fo:font-weight="normal" officeooo:rsid="0046d3bf" officeooo:paragraph-rsid="0046d3bf" style:font-size-asian="11pt" style:font-weight-asian="normal" style:font-size-complex="11pt" style:font-weight-complex="normal"/>
    </style:style>
    <style:style style:name="P56" style:family="paragraph" style:parent-style-name="Standard">
      <style:text-properties style:font-name="Purisa" fo:font-size="11pt" style:text-underline-style="none" fo:font-weight="normal" officeooo:rsid="004872b2" officeooo:paragraph-rsid="004872b2" style:font-size-asian="11pt" style:font-weight-asian="normal" style:font-size-complex="11pt" style:font-weight-complex="normal"/>
    </style:style>
    <style:style style:name="P57" style:family="paragraph" style:parent-style-name="Standard">
      <style:text-properties style:font-name="Purisa" fo:font-size="11pt" style:text-underline-style="none" fo:font-weight="normal" officeooo:rsid="0049a594" officeooo:paragraph-rsid="0049a594" style:font-size-asian="11pt" style:font-weight-asian="normal" style:font-size-complex="11pt" style:font-weight-complex="normal"/>
    </style:style>
    <style:style style:name="P58" style:family="paragraph" style:parent-style-name="Standard">
      <style:text-properties style:font-name="Purisa" fo:font-size="11pt" style:text-underline-style="none" fo:font-weight="normal" officeooo:rsid="004bbd24" officeooo:paragraph-rsid="004bbd24" style:font-size-asian="11pt" style:font-weight-asian="normal" style:font-size-complex="11pt" style:font-weight-complex="normal"/>
    </style:style>
    <style:style style:name="P59" style:family="paragraph" style:parent-style-name="Standard">
      <style:text-properties style:font-name="Purisa" fo:font-size="11pt" style:text-underline-style="none" fo:font-weight="normal" officeooo:rsid="004dd7ec" officeooo:paragraph-rsid="004dd7ec" style:font-size-asian="11pt" style:font-weight-asian="normal" style:font-size-complex="11pt" style:font-weight-complex="normal"/>
    </style:style>
    <style:style style:name="P60" style:family="paragraph" style:parent-style-name="Standard">
      <style:text-properties style:font-name="Purisa" fo:font-size="11pt" style:text-underline-style="none" fo:font-weight="normal" officeooo:rsid="004f7778" officeooo:paragraph-rsid="004f7778" style:font-size-asian="11pt" style:font-weight-asian="normal" style:font-size-complex="11pt" style:font-weight-complex="normal"/>
    </style:style>
    <style:style style:name="P61" style:family="paragraph" style:parent-style-name="Standard">
      <style:text-properties style:font-name="Purisa" fo:font-size="11pt" style:text-underline-style="none" fo:font-weight="normal" officeooo:rsid="00515dd9" officeooo:paragraph-rsid="00515dd9" style:font-size-asian="11pt" style:font-weight-asian="normal" style:font-size-complex="11pt" style:font-weight-complex="normal"/>
    </style:style>
    <style:style style:name="P62" style:family="paragraph" style:parent-style-name="Standard">
      <style:text-properties style:font-name="Purisa" fo:font-size="11pt" style:text-underline-style="none" fo:font-weight="normal" officeooo:rsid="00519233" officeooo:paragraph-rsid="00519233" style:font-size-asian="11pt" style:font-weight-asian="normal" style:font-size-complex="11pt" style:font-weight-complex="normal"/>
    </style:style>
    <style:style style:name="P63" style:family="paragraph" style:parent-style-name="Standard">
      <style:text-properties style:font-name="Purisa" fo:font-size="11pt" style:text-underline-style="none" fo:font-weight="normal" officeooo:rsid="005427be" officeooo:paragraph-rsid="005427be" style:font-size-asian="11pt" style:font-weight-asian="normal" style:font-size-complex="11pt" style:font-weight-complex="normal"/>
    </style:style>
    <style:style style:name="P64" style:family="paragraph" style:parent-style-name="Standard">
      <style:text-properties style:font-name="Purisa" fo:font-size="11pt" style:text-underline-style="none" fo:font-weight="normal" officeooo:rsid="005a0929" officeooo:paragraph-rsid="005a0929" style:font-size-asian="11pt" style:font-weight-asian="normal" style:font-size-complex="11pt" style:font-weight-complex="normal"/>
    </style:style>
    <style:style style:name="P65" style:family="paragraph" style:parent-style-name="Standard">
      <style:text-properties style:font-name="Purisa" fo:font-size="11pt" style:text-underline-style="none" fo:font-weight="normal" officeooo:rsid="005b1015" officeooo:paragraph-rsid="005b1015" style:font-size-asian="11pt" style:font-weight-asian="normal" style:font-size-complex="11pt" style:font-weight-complex="normal"/>
    </style:style>
    <style:style style:name="P66" style:family="paragraph" style:parent-style-name="Standard">
      <style:text-properties style:font-name="Purisa" fo:font-size="11pt" style:text-underline-style="none" fo:font-weight="normal" officeooo:rsid="005b76a8" officeooo:paragraph-rsid="005b76a8" style:font-size-asian="11pt" style:font-weight-asian="normal" style:font-size-complex="11pt" style:font-weight-complex="normal"/>
    </style:style>
    <style:style style:name="P67" style:family="paragraph" style:parent-style-name="Standard">
      <style:text-properties style:font-name="Purisa" fo:font-size="11pt" style:text-underline-style="none" fo:font-weight="normal" officeooo:rsid="005bf8ba" officeooo:paragraph-rsid="005bf8ba" style:font-size-asian="11pt" style:font-weight-asian="normal" style:font-size-complex="11pt" style:font-weight-complex="normal"/>
    </style:style>
    <style:style style:name="P68" style:family="paragraph" style:parent-style-name="Standard">
      <style:text-properties style:font-name="Purisa" fo:font-size="11pt" style:text-underline-style="none" fo:font-weight="bold" officeooo:rsid="0043dfdb" officeooo:paragraph-rsid="0043dfdb" style:font-size-asian="11pt" style:font-weight-asian="bold" style:font-size-complex="11pt" style:font-weight-complex="bold"/>
    </style:style>
    <style:style style:name="P69" style:family="paragraph" style:parent-style-name="Standard">
      <style:text-properties style:font-name="Purisa" fo:font-size="11pt" style:text-underline-style="none" fo:font-weight="bold" officeooo:rsid="0050cf9d" officeooo:paragraph-rsid="0050cf9d" style:font-size-asian="11pt" style:font-weight-asian="bold" style:font-size-complex="11pt" style:font-weight-complex="bold"/>
    </style:style>
    <style:style style:name="P70" style:family="paragraph" style:parent-style-name="Standard">
      <style:text-properties style:font-name="Purisa" fo:font-size="11pt" style:text-underline-style="none" fo:font-weight="bold" officeooo:rsid="005a0929" officeooo:paragraph-rsid="005a0929" style:font-size-asian="11pt" style:font-weight-asian="bold" style:font-size-complex="11pt" style:font-weight-complex="bold"/>
    </style:style>
    <style:style style:name="P71" style:family="paragraph" style:parent-style-name="Standard">
      <style:text-properties style:font-name="Purisa" fo:font-size="11pt" fo:font-style="normal" style:text-underline-style="none" fo:font-weight="normal" officeooo:rsid="0049a594" officeooo:paragraph-rsid="0049a594" style:font-size-asian="11pt" style:font-style-asian="normal" style:font-weight-asian="normal" style:font-size-complex="11pt" style:font-style-complex="normal" style:font-weight-complex="normal"/>
    </style:style>
    <style:style style:name="P72" style:family="paragraph" style:parent-style-name="Standard">
      <style:text-properties style:font-name="Purisa" fo:font-size="11pt" fo:font-style="normal" style:text-underline-style="none" fo:font-weight="normal" officeooo:rsid="004b933b" officeooo:paragraph-rsid="004b933b" style:font-size-asian="11pt" style:font-style-asian="normal" style:font-weight-asian="normal" style:font-size-complex="11pt" style:font-style-complex="normal" style:font-weight-complex="normal"/>
    </style:style>
    <style:style style:name="P73" style:family="paragraph" style:parent-style-name="Standard">
      <style:text-properties style:font-name="Purisa" fo:font-size="11pt" fo:font-style="normal" style:text-underline-style="none" fo:font-weight="normal" officeooo:rsid="004bbd24" officeooo:paragraph-rsid="004bbd24" style:font-size-asian="11pt" style:font-style-asian="normal" style:font-weight-asian="normal" style:font-size-complex="11pt" style:font-style-complex="normal" style:font-weight-complex="normal"/>
    </style:style>
    <style:style style:name="P74" style:family="paragraph" style:parent-style-name="Standard">
      <style:text-properties style:font-name="Purisa" fo:font-size="11pt" fo:font-style="normal" style:text-underline-style="none" fo:font-weight="normal" officeooo:rsid="004dd7ec" officeooo:paragraph-rsid="004dd7ec" style:font-size-asian="11pt" style:font-style-asian="normal" style:font-weight-asian="normal" style:font-size-complex="11pt" style:font-style-complex="normal" style:font-weight-complex="normal"/>
    </style:style>
    <style:style style:name="P75" style:family="paragraph" style:parent-style-name="Standard">
      <style:text-properties style:font-name="Purisa" fo:font-size="11pt" fo:font-style="normal" style:text-underline-style="none" fo:font-weight="normal" officeooo:rsid="004f7778" officeooo:paragraph-rsid="004f7778" style:font-size-asian="11pt" style:font-style-asian="normal" style:font-weight-asian="normal" style:font-size-complex="11pt" style:font-style-complex="normal" style:font-weight-complex="normal"/>
    </style:style>
    <style:style style:name="P76" style:family="paragraph" style:parent-style-name="Standard">
      <style:text-properties style:font-name="Purisa" fo:font-size="11pt" fo:font-style="normal" style:text-underline-style="none" fo:font-weight="normal" officeooo:rsid="00515dd9" officeooo:paragraph-rsid="00515dd9" style:font-size-asian="11pt" style:font-style-asian="normal" style:font-weight-asian="normal" style:font-size-complex="11pt" style:font-style-complex="normal" style:font-weight-complex="normal"/>
    </style:style>
    <style:style style:name="P77" style:family="paragraph" style:parent-style-name="Standard">
      <style:text-properties style:font-name="Purisa" fo:font-size="11pt" fo:font-style="normal" style:text-underline-style="none" fo:font-weight="normal" officeooo:rsid="00519233" officeooo:paragraph-rsid="00519233" style:font-size-asian="11pt" style:font-style-asian="normal" style:font-weight-asian="normal" style:font-size-complex="11pt" style:font-style-complex="normal" style:font-weight-complex="normal"/>
    </style:style>
    <style:style style:name="P78" style:family="paragraph" style:parent-style-name="Standard">
      <style:text-properties style:font-name="Purisa" fo:font-size="11pt" fo:font-style="normal" style:text-underline-style="none" fo:font-weight="normal" officeooo:rsid="005684eb" officeooo:paragraph-rsid="005427be" style:font-size-asian="11pt" style:font-style-asian="normal" style:font-weight-asian="normal" style:font-size-complex="11pt" style:font-style-complex="normal" style:font-weight-complex="normal"/>
    </style:style>
    <style:style style:name="P79" style:family="paragraph" style:parent-style-name="Standard">
      <style:text-properties style:font-name="Purisa" fo:font-size="11pt" fo:font-style="normal" style:text-underline-style="none" fo:font-weight="normal" officeooo:rsid="0058365f" officeooo:paragraph-rsid="005427be" style:font-size-asian="11pt" style:font-style-asian="normal" style:font-weight-asian="normal" style:font-size-complex="11pt" style:font-style-complex="normal" style:font-weight-complex="normal"/>
    </style:style>
    <style:style style:name="P80" style:family="paragraph" style:parent-style-name="Standard">
      <style:text-properties style:font-name="Purisa" fo:font-size="11pt" fo:font-style="normal" style:text-underline-style="none" fo:font-weight="normal" officeooo:rsid="005a0929" officeooo:paragraph-rsid="005a0929" style:font-size-asian="11pt" style:font-style-asian="normal" style:font-weight-asian="normal" style:font-size-complex="11pt" style:font-style-complex="normal" style:font-weight-complex="normal"/>
    </style:style>
    <style:style style:name="P81" style:family="paragraph" style:parent-style-name="Standard">
      <style:text-properties style:font-name="Purisa" fo:font-size="11pt" fo:font-style="normal" style:text-underline-style="none" fo:font-weight="normal" officeooo:rsid="005b1015" officeooo:paragraph-rsid="005b1015" style:font-size-asian="11pt" style:font-style-asian="normal" style:font-weight-asian="normal" style:font-size-complex="11pt" style:font-style-complex="normal" style:font-weight-complex="normal"/>
    </style:style>
    <style:style style:name="P82" style:family="paragraph" style:parent-style-name="Standard">
      <style:text-properties style:font-name="Purisa" fo:font-size="11pt" fo:font-style="normal" style:text-underline-style="none" fo:font-weight="normal" officeooo:rsid="005b76a8" officeooo:paragraph-rsid="005b1015" style:font-size-asian="11pt" style:font-style-asian="normal" style:font-weight-asian="normal" style:font-size-complex="11pt" style:font-style-complex="normal" style:font-weight-complex="normal"/>
    </style:style>
    <style:style style:name="P83" style:family="paragraph" style:parent-style-name="Standard">
      <style:text-properties style:font-name="Purisa" fo:font-size="11pt" fo:font-style="normal" style:text-underline-style="none" fo:font-weight="normal" officeooo:rsid="005b76a8" officeooo:paragraph-rsid="005b76a8" style:font-size-asian="11pt" style:font-style-asian="normal" style:font-weight-asian="normal" style:font-size-complex="11pt" style:font-style-complex="normal" style:font-weight-complex="normal"/>
    </style:style>
    <style:style style:name="P84" style:family="paragraph" style:parent-style-name="Standard">
      <style:text-properties style:font-name="Purisa" fo:font-size="11pt" fo:font-style="normal" style:text-underline-style="none" fo:font-weight="normal" officeooo:rsid="005bf8ba" officeooo:paragraph-rsid="005bf8ba" style:font-size-asian="11pt" style:font-style-asian="normal" style:font-weight-asian="normal" style:font-size-complex="11pt" style:font-style-complex="normal" style:font-weight-complex="normal"/>
    </style:style>
    <style:style style:name="P85" style:family="paragraph" style:parent-style-name="Standard">
      <style:text-properties style:font-name="Purisa" fo:font-size="11pt" fo:font-style="normal" style:text-underline-style="none" fo:font-weight="normal" officeooo:rsid="005d0ae0" officeooo:paragraph-rsid="005bf8ba" style:font-size-asian="11pt" style:font-style-asian="normal" style:font-weight-asian="normal" style:font-size-complex="11pt" style:font-style-complex="normal" style:font-weight-complex="normal"/>
    </style:style>
    <style:style style:name="P86" style:family="paragraph" style:parent-style-name="Standard">
      <style:text-properties style:font-name="Purisa" fo:font-size="11pt" fo:font-style="normal" style:text-underline-style="none" fo:font-weight="normal" officeooo:rsid="005d0ae0" officeooo:paragraph-rsid="005d0ae0" style:font-size-asian="11pt" style:font-style-asian="normal" style:font-weight-asian="normal" style:font-size-complex="11pt" style:font-style-complex="normal" style:font-weight-complex="normal"/>
    </style:style>
    <style:style style:name="P87" style:family="paragraph" style:parent-style-name="Standard">
      <style:text-properties style:font-name="Purisa" fo:font-size="11pt" fo:font-style="normal" style:text-underline-style="none" fo:font-weight="normal" officeooo:rsid="005db834" officeooo:paragraph-rsid="005db834" style:font-size-asian="11pt" style:font-style-asian="normal" style:font-weight-asian="normal" style:font-size-complex="11pt" style:font-style-complex="normal" style:font-weight-complex="normal"/>
    </style:style>
    <style:style style:name="P88" style:family="paragraph" style:parent-style-name="Standard">
      <style:paragraph-properties>
        <style:tab-stops>
          <style:tab-stop style:position="2.99cm"/>
        </style:tab-stops>
      </style:paragraph-properties>
      <style:text-properties style:font-name="Purisa" fo:font-size="11pt" fo:font-style="normal" style:text-underline-style="none" fo:font-weight="normal" officeooo:rsid="005db834" officeooo:paragraph-rsid="005db834" style:font-size-asian="11pt" style:font-style-asian="normal" style:font-weight-asian="normal" style:font-size-complex="11pt" style:font-style-complex="normal" style:font-weight-complex="normal"/>
    </style:style>
    <style:style style:name="P89" style:family="paragraph" style:parent-style-name="Standard">
      <style:text-properties style:font-name="Purisa" fo:font-size="11pt" fo:font-style="normal" style:text-underline-style="none" fo:font-weight="bold" officeooo:rsid="004ce290" officeooo:paragraph-rsid="004ce290" style:font-size-asian="11pt" style:font-style-asian="normal" style:font-weight-asian="bold" style:font-size-complex="11pt" style:font-style-complex="normal" style:font-weight-complex="bold"/>
    </style:style>
    <style:style style:name="P90" style:family="paragraph" style:parent-style-name="Standard">
      <style:text-properties style:font-name="Purisa" fo:font-size="11pt" fo:font-style="normal" style:text-underline-style="none" fo:font-weight="bold" officeooo:rsid="004f7778" officeooo:paragraph-rsid="004f7778" style:font-size-asian="11pt" style:font-style-asian="normal" style:font-weight-asian="bold" style:font-size-complex="11pt" style:font-style-complex="normal" style:font-weight-complex="bold"/>
    </style:style>
    <style:style style:name="P91" style:family="paragraph" style:parent-style-name="Standard">
      <style:text-properties style:font-name="Purisa" fo:font-size="11pt" fo:font-style="normal" style:text-underline-style="none" fo:font-weight="bold" officeooo:rsid="0052a04c" officeooo:paragraph-rsid="0052a04c" style:font-size-asian="11pt" style:font-style-asian="normal" style:font-weight-asian="bold" style:font-size-complex="11pt" style:font-style-complex="normal" style:font-weight-complex="bold"/>
    </style:style>
    <style:style style:name="P92" style:family="paragraph" style:parent-style-name="Standard">
      <style:text-properties style:font-name="Purisa" fo:font-size="11pt" fo:font-style="normal" style:text-underline-style="none" fo:font-weight="bold" officeooo:rsid="005b1015" officeooo:paragraph-rsid="005b1015" style:font-size-asian="11pt" style:font-style-asian="normal" style:font-weight-asian="bold" style:font-size-complex="11pt" style:font-style-complex="normal" style:font-weight-complex="bold"/>
    </style:style>
    <style:style style:name="P93" style:family="paragraph" style:parent-style-name="Standard">
      <style:text-properties style:font-name="Purisa" fo:font-size="11pt" fo:font-style="normal" style:text-underline-style="none" fo:font-weight="bold" officeooo:rsid="005b76a8" officeooo:paragraph-rsid="005b76a8" style:font-size-asian="11pt" style:font-style-asian="normal" style:font-weight-asian="bold" style:font-size-complex="11pt" style:font-style-complex="normal" style:font-weight-complex="bold"/>
    </style:style>
    <style:style style:name="P94" style:family="paragraph" style:parent-style-name="Standard">
      <style:text-properties style:font-name="Purisa" fo:font-size="11pt" fo:font-style="normal" style:text-underline-style="none" fo:font-weight="bold" officeooo:rsid="005bf8ba" officeooo:paragraph-rsid="005bf8ba" style:font-size-asian="11pt" style:font-style-asian="normal" style:font-weight-asian="bold" style:font-size-complex="11pt" style:font-style-complex="normal" style:font-weight-complex="bold"/>
    </style:style>
    <style:style style:name="P95" style:family="paragraph" style:parent-style-name="Standard">
      <style:text-properties style:font-name="Purisa" fo:font-size="11pt" fo:font-style="normal" style:text-underline-style="solid" style:text-underline-width="auto" style:text-underline-color="font-color" fo:font-weight="bold" officeooo:rsid="005db834" officeooo:paragraph-rsid="005db834" style:font-size-asian="11pt" style:font-style-asian="normal" style:font-weight-asian="bold" style:font-size-complex="11pt" style:font-style-complex="normal" style:font-weight-complex="bold"/>
    </style:style>
    <style:style style:name="P96" style:family="paragraph" style:parent-style-name="Standard">
      <style:paragraph-properties fo:margin-left="0cm" fo:margin-right="0cm" fo:margin-top="0cm" fo:margin-bottom="0.199cm" loext:contextual-spacing="false" fo:line-height="100%" fo:text-indent="0cm" style:auto-text-indent="false">
        <style:tab-stops/>
      </style:paragraph-properties>
      <style:text-properties style:font-name="Purisa" fo:font-size="11pt" officeooo:rsid="0017d0c8" officeooo:paragraph-rsid="0017d0c8" style:font-size-asian="11pt" style:font-size-complex="11pt"/>
    </style:style>
    <style:style style:name="P97" style:family="paragraph" style:parent-style-name="Standard">
      <style:paragraph-properties fo:margin-left="0cm" fo:margin-right="0cm" fo:margin-top="0cm" fo:margin-bottom="0.199cm" loext:contextual-spacing="false" fo:line-height="100%" fo:text-indent="0cm" style:auto-text-indent="false">
        <style:tab-stops/>
      </style:paragraph-properties>
      <style:text-properties style:font-name="Purisa" fo:font-size="11pt" officeooo:rsid="00187baa" officeooo:paragraph-rsid="00187baa" style:font-size-asian="11pt" style:font-size-complex="11pt"/>
    </style:style>
    <style:style style:name="P98" style:family="paragraph" style:parent-style-name="Standard">
      <style:paragraph-properties fo:margin-left="0cm" fo:margin-right="0cm" fo:margin-top="0cm" fo:margin-bottom="0.199cm" loext:contextual-spacing="false" fo:line-height="100%" fo:text-indent="0cm" style:auto-text-indent="false">
        <style:tab-stops/>
      </style:paragraph-properties>
      <style:text-properties style:font-name="Purisa" fo:font-size="11pt" officeooo:rsid="0019f3a8" officeooo:paragraph-rsid="0019f3a8" style:font-size-asian="11pt" style:font-size-complex="11pt"/>
    </style:style>
    <style:style style:name="P99" style:family="paragraph" style:parent-style-name="Standard">
      <style:paragraph-properties fo:break-before="page"/>
      <style:text-properties style:font-name="Purisa" fo:font-size="11pt" style:text-underline-style="solid" style:text-underline-width="auto" style:text-underline-color="font-color" fo:font-weight="bold" officeooo:rsid="001d5320" officeooo:paragraph-rsid="001d5320" style:font-size-asian="11pt" style:font-weight-asian="bold" style:font-size-complex="11pt" style:font-weight-complex="bold"/>
    </style:style>
    <style:style style:name="P100" style:family="paragraph" style:parent-style-name="Standard">
      <style:paragraph-properties>
        <style:tab-stops>
          <style:tab-stop style:position="2.99cm"/>
        </style:tab-stops>
      </style:paragraph-properties>
      <style:text-properties style:font-name="Purisa" fo:font-size="11pt" fo:font-style="normal" style:text-underline-style="none" fo:font-weight="normal" officeooo:rsid="005db834" officeooo:paragraph-rsid="005db834" style:font-size-asian="11pt" style:font-style-asian="normal" style:font-weight-asian="normal" style:font-size-complex="11pt" style:font-style-complex="normal" style:font-weight-complex="normal"/>
    </style:style>
    <style:style style:name="P101" style:family="paragraph" style:parent-style-name="Standard">
      <style:paragraph-properties>
        <style:tab-stops>
          <style:tab-stop style:position="2.99cm"/>
        </style:tab-stops>
      </style:paragraph-properties>
      <style:text-properties style:font-name="Purisa" fo:font-size="11pt" fo:font-style="normal" style:text-underline-style="none" fo:font-weight="normal" officeooo:rsid="005e6308" officeooo:paragraph-rsid="005e6308" style:font-size-asian="11pt" style:font-style-asian="normal" style:font-weight-asian="normal" style:font-size-complex="11pt" style:font-style-complex="normal" style:font-weight-complex="normal"/>
    </style:style>
    <style:style style:name="P102" style:family="paragraph" style:parent-style-name="Standard">
      <style:paragraph-properties>
        <style:tab-stops>
          <style:tab-stop style:position="2.99cm"/>
        </style:tab-stops>
      </style:paragraph-properties>
      <style:text-properties style:font-name="Purisa" fo:font-size="11pt" fo:font-style="normal" style:text-underline-style="none" fo:font-weight="normal" officeooo:rsid="00602155" officeooo:paragraph-rsid="00602155" style:font-size-asian="11pt" style:font-style-asian="normal" style:font-weight-asian="normal" style:font-size-complex="11pt" style:font-style-complex="normal" style:font-weight-complex="normal"/>
    </style:style>
    <style:style style:name="P103" style:family="paragraph" style:parent-style-name="Standard">
      <style:paragraph-properties>
        <style:tab-stops>
          <style:tab-stop style:position="2.99cm"/>
        </style:tab-stops>
      </style:paragraph-properties>
      <style:text-properties style:font-name="Purisa" fo:font-size="11pt" fo:font-style="normal" style:text-underline-style="none" fo:font-weight="normal" officeooo:rsid="006226e1" officeooo:paragraph-rsid="006226e1" style:font-size-asian="11pt" style:font-style-asian="normal" style:font-weight-asian="normal" style:font-size-complex="11pt" style:font-style-complex="normal" style:font-weight-complex="normal"/>
    </style:style>
    <style:style style:name="P104" style:family="paragraph" style:parent-style-name="Standard" style:list-style-name="L1">
      <style:paragraph-properties>
        <style:tab-stops>
          <style:tab-stop style:position="2.99cm"/>
        </style:tab-stops>
      </style:paragraph-properties>
      <style:text-properties style:font-name="Purisa" fo:font-size="11pt" fo:font-style="normal" style:text-underline-style="none" fo:font-weight="normal" officeooo:rsid="00640dae" officeooo:paragraph-rsid="00640dae" style:font-size-asian="11pt" style:font-style-asian="normal" style:font-weight-asian="normal" style:font-size-complex="11pt" style:font-style-complex="normal" style:font-weight-complex="normal"/>
    </style:style>
    <style:style style:name="P105" style:family="paragraph" style:parent-style-name="Standard" style:list-style-name="L1">
      <style:paragraph-properties>
        <style:tab-stops>
          <style:tab-stop style:position="2.99cm"/>
        </style:tab-stops>
      </style:paragraph-properties>
      <style:text-properties style:font-name="Purisa" fo:font-size="11pt" fo:font-style="normal" style:text-underline-style="none" fo:font-weight="normal" officeooo:rsid="006595e7" officeooo:paragraph-rsid="006595e7" style:font-size-asian="11pt" style:font-style-asian="normal" style:font-weight-asian="normal" style:font-size-complex="11pt" style:font-style-complex="normal" style:font-weight-complex="normal"/>
    </style:style>
    <style:style style:name="P106" style:family="paragraph" style:parent-style-name="Standard">
      <style:paragraph-properties>
        <style:tab-stops>
          <style:tab-stop style:position="2.99cm"/>
        </style:tab-stops>
      </style:paragraph-properties>
      <style:text-properties style:font-name="Purisa" fo:font-size="11pt" fo:font-style="normal" style:text-underline-style="none" fo:font-weight="normal" officeooo:rsid="006595e7" officeooo:paragraph-rsid="006595e7" style:font-size-asian="11pt" style:font-style-asian="normal" style:font-weight-asian="normal" style:font-size-complex="11pt" style:font-style-complex="normal" style:font-weight-complex="normal"/>
    </style:style>
    <style:style style:name="P107" style:family="paragraph" style:parent-style-name="Standard" style:list-style-name="L2">
      <style:paragraph-properties>
        <style:tab-stops>
          <style:tab-stop style:position="2.99cm"/>
        </style:tab-stops>
      </style:paragraph-properties>
      <style:text-properties style:font-name="Purisa" fo:font-size="11pt" fo:font-style="normal" style:text-underline-style="none" fo:font-weight="normal" officeooo:rsid="0066d9f4" officeooo:paragraph-rsid="0066d9f4" style:font-size-asian="11pt" style:font-style-asian="normal" style:font-weight-asian="normal" style:font-size-complex="11pt" style:font-style-complex="normal" style:font-weight-complex="normal"/>
    </style:style>
    <style:style style:name="P108" style:family="paragraph" style:parent-style-name="Standard">
      <style:paragraph-properties>
        <style:tab-stops>
          <style:tab-stop style:position="2.99cm"/>
        </style:tab-stops>
      </style:paragraph-properties>
      <style:text-properties style:font-name="Purisa" fo:font-size="11pt" fo:font-style="normal" style:text-underline-style="none" fo:font-weight="bold" officeooo:rsid="005e6308" officeooo:paragraph-rsid="005e6308" style:font-size-asian="11pt" style:font-style-asian="normal" style:font-weight-asian="bold" style:font-size-complex="11pt" style:font-style-complex="normal" style:font-weight-complex="bold"/>
    </style:style>
    <style:style style:name="P109" style:family="paragraph" style:parent-style-name="Standard">
      <style:paragraph-properties>
        <style:tab-stops>
          <style:tab-stop style:position="2.99cm"/>
        </style:tab-stops>
      </style:paragraph-properties>
      <style:text-properties style:font-name="Purisa" fo:font-size="11pt" fo:font-style="normal" style:text-underline-style="none" fo:font-weight="bold" officeooo:rsid="00602155" officeooo:paragraph-rsid="00602155" style:font-size-asian="11pt" style:font-style-asian="normal" style:font-weight-asian="bold" style:font-size-complex="11pt" style:font-style-complex="normal" style:font-weight-complex="bold"/>
    </style:style>
    <style:style style:name="P110" style:family="paragraph" style:parent-style-name="Standard">
      <style:paragraph-properties>
        <style:tab-stops>
          <style:tab-stop style:position="2.99cm"/>
        </style:tab-stops>
      </style:paragraph-properties>
      <style:text-properties style:font-name="Purisa" fo:font-size="11pt" fo:font-style="normal" style:text-underline-style="none" fo:font-weight="bold" officeooo:rsid="006188ab" officeooo:paragraph-rsid="006188ab" style:font-size-asian="11pt" style:font-style-asian="normal" style:font-weight-asian="bold" style:font-size-complex="11pt" style:font-style-complex="normal" style:font-weight-complex="bold"/>
    </style:style>
    <style:style style:name="P111" style:family="paragraph" style:parent-style-name="Standard">
      <style:paragraph-properties>
        <style:tab-stops>
          <style:tab-stop style:position="2.99cm"/>
        </style:tab-stops>
      </style:paragraph-properties>
      <style:text-properties style:font-name="Purisa" fo:font-size="11pt" fo:font-style="normal" style:text-underline-style="none" fo:font-weight="bold" officeooo:rsid="0066d9f4" officeooo:paragraph-rsid="0066d9f4" style:font-size-asian="11pt" style:font-style-asian="normal" style:font-weight-asian="bold" style:font-size-complex="11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1fdddb" style:font-weight-asian="bold" style:font-weight-complex="bold"/>
    </style:style>
    <style:style style:name="T3" style:family="text">
      <style:text-properties fo:font-weight="bold" officeooo:rsid="0038ab78" style:font-weight-asian="bold" style:font-weight-complex="bold"/>
    </style:style>
    <style:style style:name="T4" style:family="text">
      <style:text-properties officeooo:rsid="001fdddb"/>
    </style:style>
    <style:style style:name="T5" style:family="text">
      <style:text-properties officeooo:rsid="00217068"/>
    </style:style>
    <style:style style:name="T6" style:family="text">
      <style:text-properties officeooo:rsid="0026e711"/>
    </style:style>
    <style:style style:name="T7" style:family="text">
      <style:text-properties officeooo:rsid="00303d3b"/>
    </style:style>
    <style:style style:name="T8" style:family="text">
      <style:text-properties officeooo:rsid="00377205"/>
    </style:style>
    <style:style style:name="T9" style:family="text">
      <style:text-properties officeooo:rsid="0037cf0c"/>
    </style:style>
    <style:style style:name="T10" style:family="text">
      <style:text-properties officeooo:rsid="00389fca"/>
    </style:style>
    <style:style style:name="T11" style:family="text">
      <style:text-properties officeooo:rsid="0038ab78"/>
    </style:style>
    <style:style style:name="T12" style:family="text">
      <style:text-properties officeooo:rsid="00398df7"/>
    </style:style>
    <style:style style:name="T13" style:family="text">
      <style:text-properties officeooo:rsid="003beffb"/>
    </style:style>
    <style:style style:name="T14" style:family="text">
      <style:text-properties fo:font-weight="normal" style:font-weight-asian="normal" style:font-weight-complex="normal"/>
    </style:style>
    <style:style style:name="T15" style:family="text">
      <style:text-properties fo:font-weight="normal" officeooo:rsid="003ec435" style:font-weight-asian="normal" style:font-weight-complex="normal"/>
    </style:style>
    <style:style style:name="T16" style:family="text">
      <style:text-properties officeooo:rsid="003ec435"/>
    </style:style>
    <style:style style:name="T17" style:family="text">
      <style:text-properties fo:font-style="italic" style:font-style-asian="italic" style:font-style-complex="italic"/>
    </style:style>
    <style:style style:name="T18" style:family="text">
      <style:text-properties fo:font-style="italic" officeooo:rsid="005b1015" style:font-style-asian="italic" style:font-style-complex="italic"/>
    </style:style>
    <style:style style:name="T19" style:family="text">
      <style:text-properties fo:font-style="italic" fo:font-weight="bold" officeooo:rsid="005b1015" style:font-style-asian="italic" style:font-weight-asian="bold" style:font-style-complex="italic" style:font-weight-complex="bold"/>
    </style:style>
    <style:style style:name="T20" style:family="text">
      <style:text-properties officeooo:rsid="004631ba"/>
    </style:style>
    <style:style style:name="T21" style:family="text">
      <style:text-properties officeooo:rsid="00464e6a"/>
    </style:style>
    <style:style style:name="T22" style:family="text">
      <style:text-properties officeooo:rsid="0046d3bf"/>
    </style:style>
    <style:style style:name="T23" style:family="text">
      <style:text-properties officeooo:rsid="004872b2"/>
    </style:style>
    <style:style style:name="T24" style:family="text">
      <style:text-properties fo:font-style="normal" style:font-style-asian="normal" style:font-style-complex="normal"/>
    </style:style>
    <style:style style:name="T25" style:family="text">
      <style:text-properties fo:font-style="normal" officeooo:rsid="00515dd9" style:font-style-asian="normal" style:font-style-complex="normal"/>
    </style:style>
    <style:style style:name="T26" style:family="text">
      <style:text-properties fo:font-style="normal" officeooo:rsid="00519233" style:font-style-asian="normal" style:font-style-complex="normal"/>
    </style:style>
    <style:style style:name="T27" style:family="text">
      <style:text-properties fo:font-style="normal" officeooo:rsid="0055310b" style:font-style-asian="normal" style:font-style-complex="normal"/>
    </style:style>
    <style:style style:name="T28" style:family="text">
      <style:text-properties fo:font-style="normal" officeooo:rsid="00565591" style:font-style-asian="normal" style:font-style-complex="normal"/>
    </style:style>
    <style:style style:name="T29" style:family="text">
      <style:text-properties fo:font-style="normal" officeooo:rsid="005684eb" style:font-style-asian="normal" style:font-style-complex="normal"/>
    </style:style>
    <style:style style:name="T30" style:family="text">
      <style:text-properties fo:font-style="normal" officeooo:rsid="0058365f" style:font-style-asian="normal" style:font-style-complex="normal"/>
    </style:style>
    <style:style style:name="T31" style:family="text">
      <style:text-properties fo:font-style="normal" officeooo:rsid="005b1015" style:font-style-asian="normal" style:font-style-complex="normal"/>
    </style:style>
    <style:style style:name="T32" style:family="text">
      <style:text-properties fo:font-style="normal" officeooo:rsid="005b76a8" style:font-style-asian="normal" style:font-style-complex="normal"/>
    </style:style>
    <style:style style:name="T33" style:family="text">
      <style:text-properties fo:font-style="normal" officeooo:rsid="005d0ae0"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5b1015" style:font-style-asian="normal" style:font-weight-asian="bold" style:font-style-complex="normal" style:font-weight-complex="bold"/>
    </style:style>
    <style:style style:name="T36" style:family="text">
      <style:text-properties fo:font-style="normal" fo:font-weight="bold" officeooo:rsid="005b76a8" style:font-style-asian="normal" style:font-weight-asian="bold" style:font-style-complex="normal" style:font-weight-complex="bold"/>
    </style:style>
    <style:style style:name="T37" style:family="text">
      <style:text-properties officeooo:rsid="005e6308"/>
    </style:style>
    <style:style style:name="T38" style:family="text">
      <style:text-properties officeooo:rsid="00602155"/>
    </style:style>
    <style:style style:name="T39" style:family="text">
      <style:text-properties officeooo:rsid="006595e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span text:style-name="T1">Immediate addressing</text:span> is when data is supplied in the instruction itself – in the operand. - Very fast – Not flexible because data must be inserted statically.</text:p>
      <text:p text:style-name="P96"><text:span text:style-name="T1">Direct addressing</text:span> – operand is the exact memory address used. Slower than immediate addressing.</text:p>
      <text:p text:style-name="P97"><text:span text:style-name="T1">Memory indirect addressing</text:span> – Stores the address to be accessed in memory itself. - The source memory location can be dynamically changed.</text:p>
      <text:p text:style-name="P98"><text:span text:style-name="T1">Register-indirect addressing</text:span> uses register's value as the memory address – Memory address can be dynamically computer – the value is not stored in the instruction, reducing code size – register is internal and faster and more energy efficient.</text:p>
      <text:p text:style-name="P98"><text:span text:style-name="T1">Indexed addressing</text:span> – extends indirect addressing by allowing for a base address and an offset. Usually both stored in registers – Provides native support for stacks, arrays and other data structures.</text:p>
      <text:p text:style-name="P1"/>
      <text:p text:style-name="P2">RISC – Reduced Instruction Set Computer</text:p>
      <text:p text:style-name="P2">CISC – Complex Instruction Set Computer</text:p>
      <text:p text:style-name="P17">More instructions → MORE BITS → GREATER INFORMATION → MORE SPACE</text:p>
      <text:p text:style-name="P17">More operands → MORE BITS → MORE WORK → MORE SPACE</text:p>
      <text:p text:style-name="P99">Bootstrapping:</text:p>
      <text:p text:style-name="P18">-Enable<text:span text:style-name="T13">s</text:span> new programming languages and compilers to be developed starting from existing ones.</text:p>
      <text:p text:style-name="P18">-Enable<text:span text:style-name="T13">s</text:span> new features to be added to a programming language and its compiler.</text:p>
      <text:p text:style-name="P18">-Allows new optimizations to be added to compilers.</text:p>
      <text:p text:style-name="P18">-Allows languages and compilers to be transferred between processors with different instruction sets.</text:p>
      <text:p text:style-name="P17"/>
      <text:p text:style-name="P47">Compiling:</text:p>
      <text:p text:style-name="P19">-The lexical analyzer translates the source text into internal symbols. <text:span text:style-name="T4">Includes a nametable which is used to look up both pre-defined and program defined names.</text:span></text:p>
      <text:p text:style-name="P19">-<text:span text:style-name="T4">The syntax analyzer that calls the lexical analyzer each time it needs a new symbol and builds the tree representing the incoming symbol stream. It operates by </text:span><text:span text:style-name="T2">recursive descent</text:span><text:span text:style-name="T4"> and many of its component functions follow the BNF representation of the syntactic structure they read.</text:span></text:p>
      <text:p text:style-name="P19">-<text:span text:style-name="T5">The translator that converts the tree into a sequence of instructions. Calls the codebuffer to build up an internal representation of the instruction sequence. The translator keeps a stack of program defined names. This way, it can implement the scope rules of the language. Optimisation happens here.</text:span></text:p>
      <text:p text:style-name="P19">-<text:span text:style-name="T5">The codebuffer stores a representation of the compiled program, which it converts to executable binary and outputs.</text:span></text:p>
      <text:p text:style-name="P19"/>
      <text:p text:style-name="P20">Global variables and arrays are allocated at the bottom of memory. In case of global arrays, the word holds the address of the array itself which is allocated at the top of memory. Large constants are stored in memory above the globals. These are followed by strings.</text:p>
      <text:p text:style-name="P20"/>
      <text:p text:style-name="P20">Local variables and formal parameters of procedures and functions are held on the stack and addressed relative to the stack pointer. On entry to a procedure or function:</text:p>
      <text:p text:style-name="P20">1) areg, which holds the return address is stored on to the stack.</text:p>
      <text:p text:style-name="P20">2) the stack pointer is decremented by the number of locations needed to store the formal parameters, local variables.</text:p>
      <text:p text:style-name="P20">On exit:</text:p>
      <text:p text:style-name="P20">1) in a function, the value to be returned is stored on the stack</text:p>
      <text:p text:style-name="P20">2) the stack pointer is incremented by the number of locations needed to <text:soft-page-break/>store the formal parameters and local variables</text:p>
      <text:p text:style-name="P20">3) the return address is loaded from the stack to breg and a BRB instruction is executed to transfer control back to the caller.</text:p>
      <text:p text:style-name="P20"/>
      <text:p text:style-name="P21">Access to the local variables is performed via the stack pointer using a pair of instructions such as LDAM 1 and LDAI n. Globals are accessed using LDAM n.</text:p>
      <text:p text:style-name="P21"/>
      <text:p text:style-name="P48">Memory Hierarchy:</text:p>
      <text:p text:style-name="P22">Caches are used to hold data temporarily which is transferred to and from memory. They are high speed.</text:p>
      <text:p text:style-name="P22"/>
      <text:p text:style-name="P23">Caches are organized in blocks/lines.</text:p>
      <text:p text:style-name="P23">Data is also transferred between caches and memory in block because there is little additional cost in transferring the extra words and <text:span text:style-name="T6">there is a high probability that the extra words will be needed anyway.</text:span></text:p>
      <text:p text:style-name="P23"/>
      <text:p text:style-name="P24"><text:span text:style-name="T1">Spatial locality</text:span>: If a particular location in memory is referenced, then it's nearby locations are likely to be referenced, therefore prepare them for faster access.</text:p>
      <text:p text:style-name="P24"/>
      <text:p text:style-name="P26"><text:span text:style-name="T1">Temporal locality</text:span>: is when a processor prepares data and instructions that are going to be reused over and over again in a short period of time.</text:p>
      <text:p text:style-name="P24"/>
      <text:p text:style-name="P25">Dirty bit is used to indicate if the block has been written to by the processor since it was loaded from memory.</text:p>
      <text:p text:style-name="P25"/>
      <text:p text:style-name="P25"><text:span text:style-name="T1">L1</text:span> cache sometimes is i-cache for instructions and d-cache for data.(simultaneous fetching)</text:p>
      <text:p text:style-name="P25"><text:span text:style-name="T1">L2</text:span> cache holds both instructions and data; also known as <text:span text:style-name="T1">unified cache</text:span></text:p>
      <text:p text:style-name="P25"><text:span text:style-name="T1">L3</text:span> cache provided in separate memory chips.</text:p>
      <text:p text:style-name="P25"/>
      <text:p text:style-name="P25">Block transferred between adjacent levels of the hierarchy<text:span text:style-name="T1">(Reg-L1-L2-L3-memory)</text:span></text:p>
      <text:p text:style-name="P25"/>
      <text:p text:style-name="P26"><text:span text:style-name="T1">Virtual memory system</text:span> is when memory acts as another cache and data resides on disc. The blocks transferred between memory and disc are much larger than cache blocks called <text:span text:style-name="T1">pages</text:span>.</text:p>
      <text:p text:style-name="P26"/>
      <text:p text:style-name="P3"><text:soft-page-break/>Direct mapped caches:</text:p>
      <text:p text:style-name="P27">-Each line in memory is mapped to a unique line in the cache.</text:p>
      <text:p text:style-name="P27">-Many memory lines compete for the same cache line.</text:p>
      <text:p text:style-name="P27">-If memory has 2^m lines and the cache has 2^c line, then 2^(m-c) lines are mapped to the same cache line.</text:p>
      <text:p text:style-name="P27">-To identify which memory line is currently held in the cache, each cache line has a stored tag of size (m-c). </text:p>
      <text:p text:style-name="P27">-The cache is accessed using the least significant c bits of the address → The tag is compared with the most significant (m-c) bits of the address → If there is a <text:span text:style-name="T1">hit</text:span>, the access continues(if dirty bit is set, it must be written back to memory and replaced with the required line). If there is a <text:span text:style-name="T1">miss,</text:span> the line must be fetched from memory before it is written with new data.</text:p>
      <text:p text:style-name="P27"/>
      <text:p text:style-name="P27">Drawbacks: There is a chance that there will be too much competition for a given cache line and that it will be continually replaced from memory because there will be a miss every time</text:p>
      <text:p text:style-name="P28">e.g. Advancing through an array of size a multiple of the cache size k*2^c, accessing <text:s/>two data structure separated by a multiple of the cache size k*2^c since very access will result in a collision.</text:p>
      <text:p text:style-name="P28"/>
      <text:p text:style-name="P4">Associative caches:</text:p>
      <text:p text:style-name="P28">-Any memory line can be stored to any cache line</text:p>
      <text:p text:style-name="P28">-If memory has 2^m lines then each cache line has a tag size of m bits. The tags are compared with the address when the cache is accessed. → if there is a match, there is a hit and access can go ahead. If there is a miss, the required line must be brought into the cache.</text:p>
      <text:p text:style-name="P28">-If cache is full, then one line must be replaced, we either select the line to be replaced randomly or we replace the least recently used line because this is the one least likely to be needed again.</text:p>
      <text:p text:style-name="P28"/>
      <text:p text:style-name="P29">Drawbacks: The algorithm to select and keep track of the least recently used line is slow when there is a large number of lines in the cache.</text:p>
      <text:p text:style-name="P29"/>
      <text:p text:style-name="P5">Set-associative cache:</text:p>
      <text:p text:style-name="P30">-The cache is broken down to sets of lines. Each line in memory is mapped to a set in the cache.</text:p>
      <text:p text:style-name="P30">-A cache access that would otherwise would cause a collision, can be avoided if one of the lines in the set is not full.</text:p>
      <text:p text:style-name="P30"><text:soft-page-break/>-If memory has 2^m lines and cache has 2^c lines broken down to sets of 2^a lines, then 2^(a+m-c) lines are mapped to the same 2^a cache lines</text:p>
      <text:p text:style-name="P30">-If there is a match, access goes ahead, otherwise the required line must be brought to one of the lines of the set.</text:p>
      <text:p text:style-name="P30">-If all lines are in use, one of the cached lines in the set must be replaced. In this case, as the number of lines in each set is small, it is practical to employ a least-recently used scheme to determine which line to replace.</text:p>
      <text:p text:style-name="P30"/>
      <text:p text:style-name="P30"><text:span text:style-name="T1">Write-through vs Write-back caches</text:span>.</text:p>
      <text:p text:style-name="P30">-Write back caches write back to memory only when it is needed e.g cache is full.</text:p>
      <text:p text:style-name="P30">-Write through caches store data in memory and cache. Therefore, data becomes visible to other devices sharing access to memory. The disadvantage is that many more memory transfers are needed.</text:p>
      <text:p text:style-name="P30"/>
      <text:p text:style-name="P6">Protection, Memory mapping and Virtual memory</text:p>
      <text:p text:style-name="P31">-Protection: to prevent an incorrect program from affecting other programs including <text:span text:style-name="T7">the operating system.</text:span></text:p>
      <text:p text:style-name="P31">-<text:span text:style-name="T7">Memory mapping, to simplify the task of allocating memory to a collection of programs.</text:span></text:p>
      <text:p text:style-name="P31">-<text:span text:style-name="T7">Virtual memory, to allow execution of programs larger than the physical memory.</text:span></text:p>
      <text:p text:style-name="P31"/>
      <text:p text:style-name="P7">Protection:</text:p>
      <text:p text:style-name="P32">Containment: Prevent errors in programs from affecting other programs.</text:p>
      <text:p text:style-name="P32">Monitoring: Detect and report when errors have occurred.</text:p>
      <text:p text:style-name="P32">Recovery: Recover from errors e.g. remove program from memory.</text:p>
      <text:p text:style-name="P32"/>
      <text:p text:style-name="P32">Divide address space in two and use one half for trusted programs and other half for untrusted programs. When PC is in the trusted region, any address can be written and jumped to. When PC is in untrusted region, only addresses in the untrusted area can be written and jumped to.</text:p>
      <text:p text:style-name="P32"/>
      <text:p text:style-name="P33">Transfer control from untrusted to trusted region:</text:p>
      <text:p text:style-name="P33">-Voluntarily with a system call</text:p>
      <text:p text:style-name="P33">-When an error occurs in an untrusted program(exception).</text:p>
      <text:p text:style-name="P33"/>
      <text:p text:style-name="P33"/>
      <text:p text:style-name="P33"><text:soft-page-break/>Control is transferred by jumping to a specific address in the trusted region known as <text:span text:style-name="T1">entrypoints</text:span>. This special transfer of control is called a <text:span text:style-name="T1">trap</text:span> or a software <text:span text:style-name="T1">interrupt.</text:span></text:p>
      <text:p text:style-name="P33"/>
      <text:p text:style-name="P34">The trusted region is used to execute core function of an operating system including creating, removing and scheduling tasks. It includes the interrupt service routines providing the interface to hardware devices. When a trap or an interrupt routine is executed, the execution of other traps and interrupts is disabled. The software that includes and is responsible for all those functions is known as an operating system kernel.</text:p>
      <text:p text:style-name="P34"/>
      <text:p text:style-name="P8">Relocation</text:p>
      <text:p text:style-name="P35">-Special register to hold the address which <text:span text:style-name="T8">separates</text:span> the trusted region from the untrusted region.</text:p>
      <text:p text:style-name="P35">-Add the contents of the register to all memory addresses when executing untrusted programs. The effect of this is that the address space of an untrusted program starts from zero no matter where is placed in memory.</text:p>
      <text:p text:style-name="P35">-Another special register called the limit register can be used to contain the program within a region of memory – all programs protected from each other.</text:p>
      <text:p text:style-name="P35"/>
      <text:p text:style-name="P9">Segments and Pages</text:p>
      <text:p text:style-name="P36">-<text:span text:style-name="T1">Segment</text:span> is a region of memory described by a base register and a limit register. A segment descriptor may also contain other information such as whether it is readable, writable or executable.</text:p>
      <text:p text:style-name="P36">-An alternative to variable sized segments is to use fixed size <text:span text:style-name="T1">pages</text:span>.<text:span text:style-name="T9">(single word descriptor, allocation is easy)</text:span></text:p>
      <text:p text:style-name="P36"/>
      <text:p text:style-name="P10">Virtual memory:</text:p>
      <text:p text:style-name="P37">-Virtual address space – use physical memory as a cache. <text:span text:style-name="T10">Segments or pages are transferred between disc and physical memory as needed.</text:span></text:p>
      <text:p text:style-name="P37">-<text:span text:style-name="T11">Virtual addresses are translated to physical memory addressees using a page table.</text:span></text:p>
      <text:p text:style-name="P37">-<text:span text:style-name="T11">When accessing data, the page table is used to determine if the page is currently in the physical memory. If yes, the address is translated the physical address and access goes ahead.</text:span></text:p>
      <text:p text:style-name="P38">-<text:span text:style-name="T11">If it's not in physical memory, a trap called </text:span><text:span text:style-name="T3">page fault </text:span><text:span text:style-name="T11">is generated. The operating system executes a trap handler to move the page to physical memory.</text:span></text:p>
      <text:p text:style-name="P38"><text:soft-page-break/>-<text:span text:style-name="T12">If full, page replacement is done using a least recently used scheme, because the cost of a page fault is so large that it is worth it.</text:span></text:p>
      <text:p text:style-name="P38"/>
      <text:p text:style-name="P39">Each memory access requires two accesses in succession. One to retrieve the physical address from the table and the second to access the data in the physical page.</text:p>
      <text:p text:style-name="P11">Translation Lookaside buffer(TLB):</text:p>
      <text:p text:style-name="P39">-It is a small associative cache, that holds a small part of the page table.</text:p>
      <text:p text:style-name="P39">-The TLB lookup will return a physical address which then can be immediately checked if it's currently stored in the L1 chache.</text:p>
      <text:p text:style-name="P39">-If TLB lookup fails to find a translation, a trap is generated and a new entry is loaded to the TLB.</text:p>
      <text:p text:style-name="P39"/>
      <text:p text:style-name="P49">Communication, Interrupts and Protection</text:p>
      <text:p text:style-name="P40">-Encode data to be communicated</text:p>
      <text:p text:style-name="P40">-Establish a communication protocol</text:p>
      <text:p text:style-name="P40"/>
      <text:p text:style-name="P40">It must provide handshaking: The receiver must periodically confirm that it has taken the data and is able to accept more. <text:span text:style-name="T13">This enables the communication to be reliable even if the speed of the two computers varies.</text:span></text:p>
      <text:p text:style-name="P40"/>
      <text:p text:style-name="P12">Return-to-zero protocol:</text:p>
      <text:p text:style-name="P41">-Place data on data wires</text:p>
      <text:p text:style-name="P41">-Set req=1</text:p>
      <text:p text:style-name="P41">-Receiver observes req=1 and takes data</text:p>
      <text:p text:style-name="P41">-Sets ack=1</text:p>
      <text:p text:style-name="P41">-Sender observes ack=1 and sets req=0</text:p>
      <text:p text:style-name="P41">-Receiver observes req=0 and sets ack=0</text:p>
      <text:p text:style-name="P41">-Sender observers ack=0</text:p>
      <text:p text:style-name="P41"/>
      <text:p text:style-name="P12">Non-return-to-zero protocol:</text:p>
      <text:p text:style-name="P41">-Place data on data wires</text:p>
      <text:p text:style-name="P41">-Sender changes required</text:p>
      <text:p text:style-name="P41">-Receiver observes change of req and takes data</text:p>
      <text:p text:style-name="P41">-Receiver changes ack</text:p>
      <text:p text:style-name="P41">-Sender observes change of ack.</text:p>
      <text:p text:style-name="P41"/>
      <text:p text:style-name="P41"/>
      <text:p text:style-name="P41"><text:soft-page-break/>Signals must not overtake data signals as a result of wire or logic delays.</text:p>
      <text:p text:style-name="P41">Solution is to use a delay insensitive scheme:</text:p>
      <text:p text:style-name="P41">e.g</text:p>
      <text:p text:style-name="P12">n-of-m code:</text:p>
      <text:p text:style-name="P41">We have m request signals. A combination of n of those represent a symbol.</text:p>
      <text:p text:style-name="P41">mCn possible symbols. Receiver always replies by changing ack.</text:p>
      <text:p text:style-name="P41"/>
      <text:p text:style-name="P12">Interrupts:</text:p>
      <text:p text:style-name="P42">An interrupt causes the processor to temporarily suspend execution of a program, transfer control to a short sequence of instructions(interrupt routine) to perform the input or output operation and return to execute the interrupted program.</text:p>
      <text:p text:style-name="P42"/>
      <text:p text:style-name="P42"><text:span text:style-name="T1">Kernel</text:span> is the collection of <text:span text:style-name="T1">interrupt routines </text:span>of each IO device and the <text:span text:style-name="T1">resource allocation software.</text:span></text:p>
      <text:p text:style-name="P42"/>
      <text:p text:style-name="P42">The PC must be stored, for the processor to be able to return to the interrupted process after it finishes executing the interrupt routine.</text:p>
      <text:p text:style-name="P42">Two special registers:</text:p>
      <text:p text:style-name="P42">spc – the saved program counter</text:p>
      <text:p text:style-name="P42">ink – flag that determines if an interrupt is currently being executed</text:p>
      <text:p text:style-name="P42"/>
      <text:p text:style-name="P43">When an interrupt request is received from a device, control is transferred to the corresponding interrupt routine; the address of this can be read from a memory location associated with the device. This address is known as an <text:span text:style-name="T1">interrupt vector</text:span>.</text:p>
      <text:p text:style-name="P43"/>
      <text:p text:style-name="P13">Memory mapped input-output: <text:span text:style-name="T14">small device-specific registers:</text:span></text:p>
      <text:p text:style-name="P13"><text:span text:style-name="T14">Control register </text:span><text:span text:style-name="T15">contains a </text:span><text:span text:style-name="T16">ready</text:span><text:span text:style-name="T15"> flag which determines whether the device is ready to transfer data. Also contains an </text:span><text:span text:style-name="T16">enable</text:span><text:span text:style-name="T15"> flag which is set and cleared by the program. When both enable and ready are set, an interrupt request is made to the processor.</text:span></text:p>
      <text:p text:style-name="P14"/>
      <text:p text:style-name="P14"><text:span text:style-name="T15">I</text:span><text:span text:style-name="T14">n short, spc ← pc, pc ← mem[kint+n], int ← true.</text:span></text:p>
      <text:p text:style-name="P46">On kernel exit: pc ← spc, ink ← false.</text:p>
      <text:p text:style-name="P14"/>
      <text:p text:style-name="P46">Interrupts are allowed only when ink is set to false.</text:p>
      <text:p text:style-name="P14"/>
      <text:p text:style-name="P15"><text:soft-page-break/>Direct Memory Access(DMA):</text:p>
      <text:p text:style-name="P44">To speed up the process the processor supplies information about a region of memory to a device. The device contains hardware that allows it to have direct memory access and to carry out the transfer.</text:p>
      <text:p text:style-name="P44"/>
      <text:p text:style-name="P15">Protection(revisited):</text:p>
      <text:p text:style-name="P44"><text:span text:style-name="T17">ab </text:span>– the base address of the application memory</text:p>
      <text:p text:style-name="P44"><text:span text:style-name="T17">as </text:span>– the size of the application memory</text:p>
      <text:p text:style-name="P44"><text:span text:style-name="T17">ink </text:span>– the “executing in kernel” flag</text:p>
      <text:p text:style-name="P44"/>
      <text:p text:style-name="P44">The ISA must provide instructions to set those registers and must only be executed by the kernel eg SETAB, SETAS</text:p>
      <text:p text:style-name="P44"/>
      <text:p text:style-name="P44">Furthermore, some of the instructions must be redefined so as to prevent an application program from corrupting <text:s/>or branching into the kernel.</text:p>
      <text:p text:style-name="P44"/>
      <text:p text:style-name="P44">This will result in all application programs being relocatable because all addresses are offsets relative to the <text:span text:style-name="T17">ab</text:span> register.</text:p>
      <text:p text:style-name="P44"/>
      <text:p text:style-name="P16">Scheduling</text:p>
      <text:p text:style-name="P45">Scheduling is when a processor shares its time between programs so that it looks like it is executing them at the same time. </text:p>
      <text:p text:style-name="P45">Uses a queue of programs. If a program is unable to proceed(waiting for I/o <text:s/>device which is not ready, waiting until a specified time, waiting for a page in virtual memory to be moved to physical memory as a result of a page fault.</text:p>
      <text:p text:style-name="P45">In this case, the running program is de-scheduled. Its state is saved and the next program is taken from the queue and its state is restored.</text:p>
      <text:p text:style-name="P45">A waiting program become available again, when an interrupt request from a device that was causing the entry to the kernel is received.</text:p>
      <text:p text:style-name="P45"/>
      <text:p text:style-name="P50">Concurrent/Parallel Processing:</text:p>
      <text:p text:style-name="P51">Parallel – processors operate in step, all performing the same operation</text:p>
      <text:p text:style-name="P51">Concurrent – processors operate independently, performing different tasks</text:p>
      <text:p text:style-name="P51"/>
      <text:p text:style-name="P52">As wires are reduced in width, they become slower, introducing delays in signaling between components such as the processor and its memory. Transistor operation becomes unreliable.</text:p>
      <text:p text:style-name="P52"/>
      <text:p text:style-name="P68"><text:soft-page-break/>Key idea in concurrent processing:</text:p>
      <text:p text:style-name="P52">Concurrent system is a collection <text:span text:style-name="T20">o</text:span>f processes communicating with each other by sending and receiving messages.</text:p>
      <text:p text:style-name="P52"/>
      <text:p text:style-name="P53"><text:span text:style-name="T17">Graphs</text:span>: a collection of processes connected via channels over which messages are sen<text:span text:style-name="T21">t. Forms a graph. The channels may provide either one-directional or bi-directional communication.</text:span></text:p>
      <text:p text:style-name="P53"/>
      <text:p text:style-name="P54"><text:span text:style-name="T17">Pipelines</text:span>: data is fed through a series of processes each of which performs some operation on it.</text:p>
      <text:p text:style-name="P54"/>
      <text:p text:style-name="P54"><text:span text:style-name="T17">Fat pipelines</text:span>: a pipeline can fork into a number of identical sub-pipelines which re-join. Data arriving at the fork can be distributed to any of the sub-pipelines. The results from each sub-pipeline are merged at the re-join. It may be necessary to ensure that the order of the results corresponds to the order of the data entering the pipeline.</text:p>
      <text:p text:style-name="P54"/>
      <text:p text:style-name="P54"><text:span text:style-name="T17">Task farms</text:span>: a process distributes sub-tasks to a collection of identical worker processes. As each worker completes its subtask, it returns <text:span text:style-name="T22">the result to the distributor and waits for a new task.</text:span></text:p>
      <text:p text:style-name="P54"/>
      <text:p text:style-name="P55"><text:span text:style-name="T17">Server farm</text:span>: these are similar to task farms but the workers hold <text:span text:style-name="T23">data structures and process requests to access and modify data. It is possible for there to be multiple clients.</text:span></text:p>
      <text:p text:style-name="P55"/>
      <text:p text:style-name="P56"><text:span text:style-name="T17">Domain decomposition</text:span>: a collection of processes execute the same program on different segments of a large data structure.</text:p>
      <text:p text:style-name="P56"/>
      <text:p text:style-name="P57">Execution of instruction: Fetch → Decode → Execute → Writeback</text:p>
      <text:p text:style-name="P57"/>
      <text:p text:style-name="P57">Since each stage is performed by a different piece of hardware, the processor can execute 4 instructions at the same time, by just executing a different phase of each instructions, keeping busy all of the modules of the processor.</text:p>
      <text:p text:style-name="P57"/>
      <text:p text:style-name="P57">In the decoding stage, a check has to be made to determine whether there are dependencies between instructions. This is dealt by either causing a <text:span text:style-name="T17">pipeline bubble </text:span><text:span text:style-name="T24">and delaying the instruction until the previous one is finished(causing performance drop) or by providing a </text:span><text:span text:style-name="T17">forwarding path </text:span><text:span text:style-name="T24">that </text:span><text:soft-page-break/><text:span text:style-name="T24">allows the output of the first instruction to directly enter the input of the next.</text:span></text:p>
      <text:p text:style-name="P71"/>
      <text:p text:style-name="P72">The problem with the branches is that instructions following the branch will have to be discarded and the pipeline will start to fill again with instructions from the new program location(branch target).</text:p>
      <text:p text:style-name="P58"><text:span text:style-name="T24">As branches are very common, processors usually include hardware to fetch instructions ahead of when they are needed when a branch is identified. Also it is common to include a </text:span><text:span text:style-name="T17">branch predictor </text:span><text:span text:style-name="T24">to try and guess the outcome of the branch.</text:span></text:p>
      <text:p text:style-name="P73"/>
      <text:p text:style-name="P89">Fat pipelines in sequential processors</text:p>
      <text:p text:style-name="P74">Multiple execution units.</text:p>
      <text:p text:style-name="P59"><text:span text:style-name="T24">Fetch and decode operate on groups of four instructions. These are sent to four execution units at the same time. This is known as </text:span><text:span text:style-name="T17">superscalar</text:span><text:span text:style-name="T24"> processing.</text:span></text:p>
      <text:p text:style-name="P74"/>
      <text:p text:style-name="P59"><text:span text:style-name="T24">The execution units are themselves pipelined and proceed at different speeds depending on the operation and can be slowed down by instruction dependencies, cache misses or complex instructions. The instruction can leave the pipelines in any order, but the </text:span><text:span text:style-name="T34">re-order buffe</text:span><text:span text:style-name="T24">r collects the results and writes them back to registers in the correct order to make the behavior easier to understand and help with debugging.</text:span></text:p>
      <text:p text:style-name="P74"/>
      <text:p text:style-name="P90">Multiple processors:</text:p>
      <text:p text:style-name="P75">Modern CPUs include two or more processors/cores on a single chip, sharing access to the memory system. Each processor has its own L1 and L2 cache, but the processors share a single on-chip L3 cache.</text:p>
      <text:p text:style-name="P60"><text:span text:style-name="T24">This gives rise to a problem of </text:span><text:span text:style-name="T34">cache coherency</text:span><text:span text:style-name="T24">. Two processors P1 and P2 may both have a copy of a memory location, and when P1 changes that location in memory, P2 needs to read the updated value and not the cached copy which is outdated.</text:span></text:p>
      <text:p text:style-name="P75">A simple way to solve the problem is:</text:p>
      <text:p text:style-name="P75">-Make L1 and L2 write-through. That means, each write will cause data to be written on L3.</text:p>
      <text:p text:style-name="P60"><text:span text:style-name="T24">-Then arrange L1 and L2 to observe all writes to L3 made by other processors(</text:span><text:span text:style-name="T34">snooping</text:span><text:span text:style-name="T24">) and update their current entries.</text:span></text:p>
      <text:p text:style-name="P75"/>
      <text:p text:style-name="P75"/>
      <text:p text:style-name="P69"><text:soft-page-break/><text:span text:style-name="T24">Data parallelism</text:span><text:span text:style-name="T25">(domain decomposition)</text:span><text:span text:style-name="T24">:</text:span></text:p>
      <text:p text:style-name="P76">coprocessor – sharing access to the memory system. A number of execution units are supplied with the same instruction sequence and all perform the same operation at the same time but on different data.</text:p>
      <text:p text:style-name="P76">Additional set of instructions – can treat contents of each register in a conventional processor as a set of values e.g. an ADD8 instruction that can treat an 64-bit number in a register as if it were 8 8-bit numbers.</text:p>
      <text:p text:style-name="P76"/>
      <text:p text:style-name="P61"><text:span text:style-name="T34">Scalable Multiprocessors</text:span><text:span text:style-name="T24">:</text:span></text:p>
      <text:p text:style-name="P76">-A key architectural issue is scaling.</text:p>
      <text:p text:style-name="P61"><text:span text:style-name="T24">-</text:span><text:span text:style-name="T35">Scaling</text:span><text:span text:style-name="T31">: when we add more processors, performance must increase linearly.</text:span></text:p>
      <text:p text:style-name="P76">-Processors must communicate with each other when executing a concurrent program.</text:p>
      <text:p text:style-name="P76">-Not practical to connect every processor directly to every other processor even for 100 processors.</text:p>
      <text:p text:style-name="P76">-Networks are constructed using switches. The number of connections is reduced but increases latency.</text:p>
      <text:p text:style-name="P76">-Latency can be hidden by keeping the processor busy with other processes while it waits for a message to be received</text:p>
      <text:p text:style-name="P76"/>
      <text:p text:style-name="P61"><text:span text:style-name="T24">-</text:span><text:span text:style-name="T26">Cost of the network grows faster than the cost of the processor limiting the performance gained by the use of parallelism.</text:span></text:p>
      <text:p text:style-name="P62"><text:span text:style-name="T24">Ratio of </text:span><text:span text:style-name="T17">communication throughput to processing throughput</text:span><text:span text:style-name="T24"> determines the extend to which parallelism can be used to increase performance.</text:span></text:p>
      <text:p text:style-name="P77"/>
      <text:p text:style-name="P91">Interconnection Networks:</text:p>
      <text:p text:style-name="P63"><text:span text:style-name="T24">- n-dimensional grids. Typically n=2 or n=3. Easy to construct. </text:span><text:span text:style-name="T27">For scaling it is necessary to increase the capacity of the network links as the network increases.</text:span></text:p>
      <text:p text:style-name="P63"><text:span text:style-name="T27">-</text:span><text:span text:style-name="T28"> toroidally connected n-dimensional grids. </text:span><text:span text:style-name="T29">The toroidal connection improves performance by directly linking the switches on each edge to those on the opposite edge.</text:span></text:p>
      <text:p text:style-name="P78">- hypercubes. These provide the required capacity for scaling.</text:p>
      <text:p text:style-name="P63"><text:span text:style-name="T29">- indirect networks. These are variations of </text:span><text:span text:style-name="T30">a type of network originally developed for telephone switching. They can be easily be configured to provide the required capacity for scaling. There are effective ways to implement them using high capacity links and switches in the network core.</text:span></text:p>
      <text:p text:style-name="P79"/>
      <text:p text:style-name="P79"><text:soft-page-break/></text:p>
      <text:p text:style-name="P70"><text:span text:style-name="T30">P</text:span><text:span text:style-name="T24">rotocols and routing:</text:span></text:p>
      <text:p text:style-name="P80">-A protocol used to ensure that the receiver has space for incoming message, error detection and/or correction.</text:p>
      <text:p text:style-name="P80">-The first few bits are used to determine the outgoing link to be used.</text:p>
      <text:p text:style-name="P64"><text:span text:style-name="T24">-</text:span><text:span text:style-name="T18">Wormhole routing</text:span><text:span text:style-name="T31"> is when a message is forwarded via the outgoing link whilst the message is still being received.</text:span></text:p>
      <text:p text:style-name="P64"><text:span text:style-name="T31">-Important issue is </text:span><text:span text:style-name="T19">deadlock freedom. </text:span><text:span text:style-name="T31">A deadlock occurs when two concurrent processes are stuck because they are waiting for each other.</text:span></text:p>
      <text:p text:style-name="P81">To prevent this, there are deadlock-free routing techniques. For example, in a two dimensional grid, routing messages first left-right and then top-bottom will prevent deadlocks.</text:p>
      <text:p text:style-name="P81"/>
      <text:p text:style-name="P92">Interconnect performance:</text:p>
      <text:p text:style-name="P65"><text:span text:style-name="T24">-Some communication patterns can give rise to congestion at certain points in the interconnect →</text:span><text:span text:style-name="T32"> reduce performance.</text:span></text:p>
      <text:p text:style-name="P65"><text:span text:style-name="T32">-Fix: </text:span><text:span text:style-name="T36">Randomization: </text:span><text:span text:style-name="T32">messages are first sent to a randomly chosen intermediate point from which they continue to their final destination. Used with a network with sufficient capacity, this will eliminate the congestion points and provide scalable communication.</text:span></text:p>
      <text:p text:style-name="P82"/>
      <text:p text:style-name="P93">Sharing data:</text:p>
      <text:p text:style-name="P66"><text:span text:style-name="T24">-For large systems, access to large shared data sets is normally implemented using </text:span><text:span text:style-name="T34">message passing</text:span><text:span text:style-name="T24"> and </text:span><text:span text:style-name="T34">data-farms.</text:span></text:p>
      <text:p text:style-name="P83">-Still many idea from shared memory computing are still applicable:</text:p>
      <text:p text:style-name="P83"><text:tab/>- Exclusive read exclusive write (EREW): No two processors access the same address at the same time.</text:p>
      <text:p text:style-name="P83"><text:tab/>- Concurrent Read Exclusive write (CREW): Several processors may read at the same time but not write.</text:p>
      <text:p text:style-name="P83"><text:tab/>- Concurrent Read Concurrent write (CRCW): Several processors may read or write at the same address.</text:p>
      <text:p text:style-name="P83"/>
      <text:p text:style-name="P67"><text:span text:style-name="T24">For the last two models, it is also possible that many accesses are made to the </text:span><text:span text:style-name="T34">same</text:span><text:span text:style-name="T24"> data at the </text:span><text:span text:style-name="T34">same</text:span><text:span text:style-name="T24"> time, causing severe congestion. This can be minimized using data-farms.</text:span></text:p>
      <text:p text:style-name="P84"/>
      <text:p text:style-name="P84"/>
      <text:p text:style-name="P84"/>
      <text:p text:style-name="P94"><text:soft-page-break/>Current Issues:</text:p>
      <text:p text:style-name="P84">-Communication between processors and memory is a bottleneck. One solution could be stacked up chips.</text:p>
      <text:p text:style-name="P67"><text:span text:style-name="T24">-</text:span><text:span text:style-name="T33">Communication between chips. Silicon photonics is a possible solution</text:span></text:p>
      <text:p text:style-name="P85">-Energy consumption</text:p>
      <text:p text:style-name="P86">-No widely used concurrent programming languages.</text:p>
      <text:p text:style-name="P86"/>
      <text:p text:style-name="P95">Heaps and Garbage Collection:</text:p>
      <text:p text:style-name="P87">Heap is the space used to store objects and tuples<text:span text:style-name="T37">(this is how data structures are formed)</text:span>.</text:p>
      <text:p text:style-name="P87">Garbage collection is the process that discards objects that are not needed, thus freeing space.</text:p>
      <text:p text:style-name="P87"/>
      <text:p text:style-name="P88">High memory<text:tab/>heap</text:p>
      <text:p text:style-name="P88"><text:tab/>globals</text:p>
      <text:p text:style-name="P88"><text:tab/>stack (descending)</text:p>
      <text:p text:style-name="P88"><text:tab/>program</text:p>
      <text:p text:style-name="P88">Low memory large constants</text:p>
      <text:p text:style-name="P88"/>
      <text:p text:style-name="P108">Tuples</text:p>
      <text:p text:style-name="P101">A tuple consists of a number of word locations. One of these is a special control word containing:</text:p>
      <text:p text:style-name="P101">-length of tuple</text:p>
      <text:p text:style-name="P101">-a flag that is used by the garbage collector to mark tuples that are to be retained</text:p>
      <text:p text:style-name="P101">-<text:span text:style-name="T38">an address that is allocated by the garbage collector; this will become the new address of the tuple at the end of the garbage collection processes</text:span></text:p>
      <text:p text:style-name="P101"/>
      <text:p text:style-name="P109">A heap pointer is used to point to the next available location in the heap; this is used to allocate space when a tuple is created.</text:p>
      <text:p text:style-name="P109"/>
      <text:p text:style-name="P109">Identifying locations containing heap addresses</text:p>
      <text:p text:style-name="P102">**</text:p>
      <text:p text:style-name="P102"/>
      <text:p text:style-name="P110">Garbage collection:</text:p>
      <text:p text:style-name="P103">When a program tries to create a new tuple and the heap pointer has reached the top of memory, the garbage collector is entered:</text:p>
      <text:list xml:id="list6441442236165118953" text:style-name="L1">
        <text:list-item>
          <text:p text:style-name="P104">It examines all of the words in memory starting from the stack pointer <text:soft-page-break/>and ending at the top of the global region. For every word that holds an address of a tuple in the heap, it sets the mark flag in the tuple and in each of the tuples in the graph of tuples connected to it.</text:p>
        </text:list-item>
        <text:list-item>
          <text:p text:style-name="P104">It resets the heap pointer to the lowest address in the heap and then examines all of the tuples in the heap starting at the lowest address. For each marked tuple, it allocates a new location in the heap using the heap pointer and increases the heap pointer by the size of the tuple. It also writes the address of the new location into the control word of the tuple.</text:p>
        </text:list-item>
        <text:list-item>
          <text:p text:style-name="P104">It examines all of the words in memory starting from the stack pointer and ending at the top of the heap. For every word that holds an address of a tuple in the heap, <text:span text:style-name="T39">it replaces the value of the word with the address held in the tuple control word.</text:span></text:p>
        </text:list-item>
        <text:list-item>
          <text:p text:style-name="P105">It resets the heap pointer to the lowest address in the heap and then examines all of the tuples in the heap starting at the lowest address. For each marked tuple, it copies the tuple to a new location in the heap using the heap pointer and increases the heap pointer by the size of the tuple. As it copies the tuple, it clears the mark flag.</text:p>
        </text:list-item>
        <text:list-item>
          <text:p text:style-name="P105">Finally, it creates the new tuple using the heap pointer and returns control to the program.</text:p>
        </text:list-item>
      </text:list>
      <text:p text:style-name="P106"/>
      <text:p text:style-name="P111">Marking</text:p>
      <text:list xml:id="list2700105433535536964" text:style-name="L2">
        <text:list-item>
          <text:p text:style-name="P107">Recursion: The graph is traverse recursively, following heap addresses in each tuple. This has the disadvantage that space must be reserved for the stack used to implement the recursion.</text:p>
        </text:list-item>
        <text:list-item>
          <text:p text:style-name="P107">Repetitive marking: The heap can be repeatedly scanned, identifying heap addresses within marked tuples and marking the tuples they address; this continues until a scan fails to mark any more tuples. SLOW</text:p>
        </text:list-item>
        <text:list-item>
          <text:p text:style-name="P107">Pointer reversal: This traverses the graph in the same way as recursion, but avoids the need for a stack by reversing the point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pitch="variable"/>
    <style:font-face style:name="Purisa" svg:font-family="Purisa"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initial-creator>Scott Templer</meta:initial-creator>
    <meta:creation-date>2006-05-16T10:26:40</meta:creation-date>
    <dc:language>en-US</dc:language>
    <meta:editing-cycles>18</meta:editing-cycles>
    <meta:editing-duration>PT4H8M56S</meta:editing-duration>
    <dc:date>2015-05-19T01:11:08.631268853</dc:date>
    <meta:document-statistic meta:table-count="0" meta:image-count="0" meta:object-count="0" meta:page-count="15" meta:paragraph-count="237" meta:word-count="4241" meta:character-count="25433" meta:non-whitespace-character-count="21404"/>
    <meta:user-defined meta:name="Info 1"/>
    <meta:user-defined meta:name="Info 2"/>
    <meta:user-defined meta:name="Info 3"/>
    <meta:user-defined meta:name="Info 4"/>
  </office:meta>
</office:document-meta>
</file>